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officeooo:rsid="0013a72a" officeooo:paragraph-rsid="0014945c"/>
    </style:style>
    <style:style style:name="P2" style:family="paragraph" style:parent-style-name="Standard" style:list-style-name="L1">
      <style:paragraph-properties fo:line-height="150%"/>
      <style:text-properties officeooo:rsid="00258b3a" officeooo:paragraph-rsid="00258b3a"/>
    </style:style>
    <style:style style:name="T1" style:family="text">
      <style:text-properties officeooo:rsid="001648f7"/>
    </style:style>
    <style:style style:name="T2" style:family="text">
      <style:text-properties officeooo:rsid="00258b3a"/>
    </style:style>
    <style:style style:name="T3" style:family="text">
      <style:text-properties officeooo:rsid="00275187"/>
    </style:style>
    <style:style style:name="T4" style:family="text">
      <style:text-properties officeooo:rsid="002857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менени<text:span text:style-name="T1">я</text:span> паттерна «<text:span text:style-name="T2">Состояние</text:span>»:</text:p>
      <text:list text:style-name="L1">
        <text:list-item>
          <text:p text:style-name="P2">Разработка базовой логики врагов и нпц в игре. Например, у того же зомби могут быть следующие состояния: покой (может стоять на месте или бесцельно бродить), преследование игрока, атака, получение урона, смерть;</text:p>
        </text:list-item>
        <text:list-item>
          <text:p text:style-name="P2">Контроль за состоянием программы: инициализация (при запуске), главное меню, загрузочный экран, геймплейная сцена. Например в главном меню нажимаем на «Играть», после чего переходим в состояние загрузки геймплейной сцены, после загрузки переходим в состояние геймплея, а когда игрок хочет выйти в главное меню снова переходим в состояние загрузки, но уже для главного меню, и так же после окончания загрузки переходим в состояние главного меню. У смены состояний могут быть и другие условия, если бы у нас была мультиплеерная игра, то перемещать игрока в состояние главного меню из геймплея можно было бы, например, ещё и при обрыве интернет-соединения. <text:span text:style-name="T4">Немного читал о том, что кто то для этого действительно использует машину состояний, заодно формируя ещё</text:span> некий «юзер флоу» для приложения.</text:p>
        </text:list-item>
        <text:list-item>
          <text:p text:style-name="P2">Контроль за состоянием <text:span text:style-name="T3">матча</text:span>: инициализация лобби (какое максимальное количество игроков, выбранный режим, на каком сервере искать/создать игру и т.д.), ожидание игроков, инициализация игры (настройка игрового режима, спавн игроков, и т. д.), сам матч, конец матча и подведение его итогов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19:07:03.232913775</meta:creation-date>
    <meta:generator>LibreOffice/24.2.5.2$Linux_X86_64 LibreOffice_project/420$Build-2</meta:generator>
    <dc:date>2024-09-04T01:32:12.339149848</dc:date>
    <meta:editing-duration>PT30M50S</meta:editing-duration>
    <meta:editing-cycles>13</meta:editing-cycles>
    <meta:document-statistic meta:table-count="0" meta:image-count="0" meta:object-count="0" meta:page-count="1" meta:paragraph-count="4" meta:word-count="193" meta:character-count="1330" meta:non-whitespace-character-count="1144"/>
  </office:meta>
</office:document-meta>
</file>